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2.8071in" svg:y1="7.0906in" svg:x2="11.924in" svg:y2="3.385in">
            <text:p/>
          </draw:line>
        </table:shapes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_prev_1</text:p>
          </table:table-cell>
          <table:table-cell office:value-type="string" calcext:value-type="string">
            <text:p>x_prev_2</text:p>
          </table:table-cell>
          <table:table-cell office:value-type="string" calcext:value-type="string">
            <text:p>y_prev_1</text:p>
          </table:table-cell>
          <table:table-cell office:value-type="string" calcext:value-type="string">
            <text:p>y_prev_2</text:p>
          </table:table-cell>
          <table:table-cell office:value-type="string" calcext:value-type="string">
            <text:p>delta time</text:p>
          </table:table-cell>
          <table:table-cell office:value-type="string" calcext:value-type="string">
            <text:p>delta speed</text:p>
          </table:table-cell>
          <table:table-cell office:value-type="string" calcext:value-type="string">
            <text:p>center_x</text:p>
          </table:table-cell>
          <table:table-cell office:value-type="string" calcext:value-type="string">
            <text:p>center_y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_ms</text:p>
          </table:table-cell>
          <table:table-cell office:value-type="string" calcext:value-type="string">
            <text:p>radius_m</text:p>
          </table:table-cell>
          <table:table-cell table:style-name="ce2" office:value-type="string" calcext:value-type="string">
            <text:p>lateral load</text:p>
          </table:table-cell>
          <table:table-cell office:value-type="string" calcext:value-type="string">
            <text:p>delta_speed_ms</text:p>
          </table:table-cell>
          <table:table-cell office:value-type="string" calcext:value-type="string">
            <text:p>delta_time_s</text:p>
          </table:table-cell>
          <table:table-cell table:style-name="ce2" office:value-type="string" calcext:value-type="string">
            <text:p>longitudinal load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2024-01-30T12:15:05.500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COLLINEAR</text:p>
          </table:table-cell>
          <table:table-cell office:value-type="float" office:value="100" calcext:value-type="float">
            <text:p>100</text:p>
          </table:table-cell>
          <table:table-cell table:formula="of:=[.N2]/3.6" office:value-type="float" office:value="27.7777777777778" calcext:value-type="float">
            <text:p>27.7777777777778</text:p>
          </table:table-cell>
          <table:table-cell table:formula="of:=[.M2]*10" office:value-type="string" office:string-value="" calcext:value-type="error">
            <text:p>#VALUE!</text:p>
          </table:table-cell>
          <table:table-cell table:style-name="ce2" table:formula="of:=[.O2]^2/[.P2]" office:value-type="string" office:string-value="" calcext:value-type="error">
            <text:p>#VALUE!</text:p>
          </table:table-cell>
          <table:table-cell table:formula="of:=[.J2]/3.6" office:value-type="string" office:string-value="" calcext:value-type="error">
            <text:p>#VALUE!</text:p>
          </table:table-cell>
          <table:table-cell office:value-type="string" calcext:value-type="string">
            <text:p>null</text:p>
          </table:table-cell>
          <table:table-cell table:style-name="ce2" table:formula="of:=[.R2]/[.S2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2024-01-30T12:15:05.5002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-87.5" calcext:value-type="float">
            <text:p>-87.5</text:p>
          </table:table-cell>
          <table:table-cell office:value-type="float" office:value="37.5" calcext:value-type="float">
            <text:p>37.5</text:p>
          </table:table-cell>
          <table:table-cell table:style-name="ce4" office:value-type="float" office:value="95.1971638232989" calcext:value-type="float">
            <text:p>95.1971638232989</text:p>
          </table:table-cell>
          <table:table-cell office:value-type="float" office:value="150" calcext:value-type="float">
            <text:p>150</text:p>
          </table:table-cell>
          <table:table-cell table:formula="of:=[.N3]/3.6" office:value-type="float" office:value="41.6666666666667" calcext:value-type="float">
            <text:p>41.6666666666667</text:p>
          </table:table-cell>
          <table:table-cell table:formula="of:=[.M3]*10" office:value-type="float" office:value="951.971638232989" calcext:value-type="float">
            <text:p>951.971638232989</text:p>
          </table:table-cell>
          <table:table-cell table:style-name="ce2" table:formula="of:=[.O3]^2/[.P3]" office:value-type="float" office:value="1.82370045638504" calcext:value-type="float">
            <text:p>1.82370045638504</text:p>
          </table:table-cell>
          <table:table-cell table:formula="of:=[.J3]/3.6" office:value-type="float" office:value="13.8888888888889" calcext:value-type="float">
            <text:p>13.8888888888889</text:p>
          </table:table-cell>
          <table:table-cell table:formula="of:=5.50024-5.50005" office:value-type="float" office:value="0.000189999999999912" calcext:value-type="float">
            <text:p>0.000189999999999912</text:p>
          </table:table-cell>
          <table:table-cell table:style-name="ce2" table:formula="of:=[.R3]/[.S3]" office:value-type="float" office:value="73099.415204712" calcext:value-type="float">
            <text:p>73099.41520471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2024-01-30T12:15:05.5003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17.5" calcext:value-type="float">
            <text:p>17.5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17.6776695296637" calcext:value-type="float">
            <text:p>17.6776695296637</text:p>
          </table:table-cell>
          <table:table-cell office:value-type="float" office:value="50" calcext:value-type="float">
            <text:p>50</text:p>
          </table:table-cell>
          <table:table-cell table:formula="of:=[.N4]/3.6" office:value-type="float" office:value="13.8888888888889" calcext:value-type="float">
            <text:p>13.8888888888889</text:p>
          </table:table-cell>
          <table:table-cell table:formula="of:=[.M4]*10" office:value-type="float" office:value="176.776695296637" calcext:value-type="float">
            <text:p>176.776695296637</text:p>
          </table:table-cell>
          <table:table-cell table:style-name="ce2" table:formula="of:=[.O4]^2/[.P4]" office:value-type="float" office:value="1.09121416849776" calcext:value-type="float">
            <text:p>1.09121416849776</text:p>
          </table:table-cell>
          <table:table-cell table:formula="of:=[.J4]/3.6" office:value-type="float" office:value="-27.7777777777778" calcext:value-type="float">
            <text:p>-27.7777777777778</text:p>
          </table:table-cell>
          <table:table-cell table:formula="of:=5.50034-5.50024" office:value-type="float" office:value="0.0000999999999997669" calcext:value-type="float">
            <text:p>9.99999999997669E-05</text:p>
          </table:table-cell>
          <table:table-cell table:style-name="ce2" table:formula="of:=[.R4]/[.S4]" office:value-type="float" office:value="-277777.777778425" calcext:value-type="float">
            <text:p>-277777.7777784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6"/>
          <table:table-cell table:style-name="ce4"/>
          <table:table-cell table:number-columns-repeated="3"/>
        </table:table-row>
        <table:table-row table:style-name="ro1">
          <table:table-cell table:style-name="ce2" office:value-type="string" calcext:value-type="string">
            <text:p>https://planetcalc.com/8116/</text:p>
          </table:table-cell>
          <table:table-cell table:style-name="ce2"/>
          <table:table-cell table:number-columns-repeated="18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0,0</text:p>
          </table:table-cell>
          <table:table-cell table:number-columns-repeated="6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NO CIRCLE FOR COLLINEAR POINTS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-5,-10</text:p>
          </table:table-cell>
          <table:table-cell table:number-columns-repeated="11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10,-2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 style:data-style-name="N2" text:time-value="09:32:31.4002479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08:30:08.656355459</meta:creation-date>
    <dc:date>2024-11-16T09:49:10.029301346</dc:date>
    <meta:editing-duration>PT24M2S</meta:editing-duration>
    <meta:editing-cycles>2</meta:editing-cycles>
    <meta:generator>LibreOffice/24.2.6.2$Linux_X86_64 LibreOffice_project/420$Build-2</meta:generator>
    <meta:document-statistic meta:table-count="1" meta:cell-count="85" meta:object-count="1"/>
  </office:meta>
</office:document-meta>
</file>